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036cm" fo:min-width="5.469cm"/>
    </style:style>
    <style:style style:name="gr2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036cm" fo:min-width="5.723cm"/>
    </style:style>
    <style:style style:name="gr3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163cm" fo:min-width="11.966cm"/>
    </style:style>
    <style:style style:name="gr4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4.703cm" fo:min-width="3.036cm"/>
    </style:style>
    <style:style style:name="gr5" style:family="graphic" style:parent-style-name="standard">
      <style:graphic-properties svg:stroke-color="#3465a4" draw:fill="solid" draw:fill-color="#cfc5b1" draw:textarea-horizontal-align="justify" draw:textarea-vertical-align="middle" draw:auto-grow-height="false" fo:min-height="2.163cm" fo:min-width="15.756cm"/>
    </style:style>
    <style:style style:name="gr6" style:family="graphic" style:parent-style-name="standard">
      <style:graphic-properties svg:stroke-color="#3465a4" draw:fill="solid" draw:fill-color="#c5b1cf" draw:textarea-horizontal-align="justify" draw:textarea-vertical-align="middle" draw:auto-grow-height="false" fo:min-height="2.163cm" fo:min-width="3.056cm"/>
    </style:style>
    <style:style style:name="gr7" style:family="graphic" style:parent-style-name="standard">
      <style:graphic-properties svg:stroke-color="#3465a4" draw:fill="solid" draw:fill-color="#bbcfb1" draw:textarea-horizontal-align="justify" draw:textarea-vertical-align="middle" draw:auto-grow-height="false" fo:min-height="4.703cm" fo:min-width="3.056cm"/>
    </style:style>
    <style:style style:name="P1" style:family="paragraph">
      <style:paragraph-properties fo:text-align="center"/>
      <style:text-properties style:use-window-font-color="true" fo:font-size="18pt"/>
    </style:style>
    <style:style style:name="P2" style:family="paragraph">
      <loext:graphic-properties draw:fill="solid" draw:fill-color="#b1bbcf"/>
      <style:paragraph-properties fo:text-align="center"/>
      <style:text-properties style:use-window-font-color="true" fo:font-size="18pt"/>
    </style:style>
    <style:style style:name="P3" style:family="paragraph">
      <loext:graphic-properties draw:fill="solid" draw:fill-color="#cfc5b1"/>
      <style:paragraph-properties fo:text-align="center"/>
      <style:text-properties style:use-window-font-color="true" fo:font-size="18pt"/>
    </style:style>
    <style:style style:name="P4" style:family="paragraph">
      <loext:graphic-properties draw:fill="solid" draw:fill-color="#c5b1cf"/>
      <style:paragraph-properties fo:text-align="center"/>
      <style:text-properties style:use-window-font-color="true" fo:font-size="18pt"/>
    </style:style>
    <style:style style:name="P5" style:family="paragraph">
      <loext:graphic-properties draw:fill="solid" draw:fill-color="#bbcfb1"/>
      <style:paragraph-properties fo:text-align="center"/>
      <style:text-properties style:use-window-font-color="tru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2.286cm" svg:x="5.044cm" svg:y="3.648cm">
          <text:p text:style-name="P1">Directory servi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223cm" svg:height="2.286cm" svg:x="11.287cm" svg:y="3.648cm">
          <text:p text:style-name="P1">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2.466cm" svg:height="2.413cm" svg:x="5.044cm" svg:y="0.981cm">
          <text:p text:style-name="P1">Productivity and collabo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536cm" svg:height="4.953cm" svg:x="17.744cm" svg:y="0.981cm">
          <text:p text:style-name="P1">Version<text:line-break/>control<text:line-break/>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6.256cm" svg:height="2.413cm" svg:x="5.044cm" svg:y="6.188cm">
          <text:p text:style-name="P1">Application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556cm" svg:height="2.413cm" svg:x="0.98cm" svg:y="6.188cm">
          <text:p text:style-name="P1">Perimeter<text:line-break/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4.953cm" svg:x="0.98cm" svg:y="0.981cm">
          <text:p text:style-name="P1">Network<text:line-break/>service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301cm" fo:page-height="9.6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2:43:39.504735027</meta:creation-date>
    <dc:date>2019-09-14T13:27:56.523805574</dc:date>
    <meta:editing-duration>PT2M24S</meta:editing-duration>
    <meta:editing-cycles>2</meta:editing-cycles>
    <meta:generator>LibreOffice/6.0.7.3$Linux_X86_64 LibreOffice_project/00m0$Build-3</meta:generator>
    <meta:document-statistic meta:object-count="7"/>
  </office:meta>
</office:document-meta>
</file>